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min (rad/s)</text:p>
          </table:table-cell>
          <table:table-cell table:style-name="ce2" office:value-type="string">
            <text:p>ω max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olidity</text:p>
          </table:table-cell>
          <table:table-cell table:style-name="ce2" office:value-type="string">
            <text:p>density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office:value-type="float" office:value="0.02">
            <text:p>0.02</text:p>
          </table:table-cell>
          <table:table-cell table:style-name="ce3" table:formula="of:= 3.14 * ( [.C3] * [.C3]  - [.D3] * [.D3] )" office:value-type="float" office:value="0.01884">
            <text:p>0.01884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4250">
            <text:p>425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298.15">
            <text:p>298.15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6.116555512735">
            <text:p>346.11655551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204">
            <text:p>1.20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.25">
            <text:p>1.2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3" table:number-columns-repeated="3"/>
          <table:table-cell table:style-name="ce3" office:value-type="float" office:value="1.3">
            <text:p>1.3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425">
            <text:p>1.425</text:p>
          </table:table-cell>
          <table:table-cell table:number-columns-repeated="2" table:style-name="ce3" office:value-type="float" office:value="1.45">
            <text:p>1.45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4" office:value-type="string">
            <text:p>T entry</text:p>
          </table:table-cell>
          <table:table-cell table:style-name="ce3" office:value-type="float" office:value="288.1611">
            <text:p>288.1611</text:p>
          </table:table-cell>
          <table:table-cell table:style-name="ce3" table:formula="of:=[.C8] +[.C9]" office:value-type="float" office:value="298.705603277496">
            <text:p>298.7056032775</text:p>
          </table:table-cell>
          <table:table-cell table:style-name="ce3" table:formula="of:=[.D8] +[.D9]" office:value-type="float" office:value="313.043190537728">
            <text:p>313.0431905377</text:p>
          </table:table-cell>
          <table:table-cell table:style-name="ce3" table:number-columns-repeated="7"/>
          <table:table-cell table:number-columns-repeated="1012"/>
        </table:table-row>
        <table:table-row table:style-name="ro3">
          <table:table-cell/>
          <table:table-cell table:style-name="ce4" office:value-type="string">
            <text:p>Tt increase</text:p>
          </table:table-cell>
          <table:table-cell table:style-name="ce3" table:formula="of:= [.C8] * ( [.C6] )^( 0.4 * 0.9 / 1.4 ) - [.C8]" office:value-type="float" office:value="10.5445032774961">
            <text:p>10.5445032775</text:p>
          </table:table-cell>
          <table:table-cell table:style-name="ce3" table:formula="of:= [.D8] * ( [.D6] )^( 0.4 * 0.9 / 1.4 ) - [.D8]" office:value-type="float" office:value="14.3375872602321">
            <text:p>14.3375872602</text:p>
          </table:table-cell>
          <table:table-cell table:style-name="ce3" table:formula="of:= [.E8] * ( [.E6] )^( 0.4 * 0.9 / 1.4 ) - [.E8]" office:value-type="float" office:value="18.4876837173582">
            <text:p>18.4876837174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5" office:value-type="string">
            <text:p>ω</text:p>
          </table:table-cell>
          <table:table-cell table:number-columns-repeated="3" table:style-name="ce3" office:value-type="float" office:value="3000">
            <text:p>300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r</text:p>
          </table:table-cell>
          <table:table-cell table:style-name="ce3" office:value-type="float" office:value="0.065">
            <text:p>0.065</text:p>
          </table:table-cell>
          <table:table-cell table:style-name="ce3" office:value-type="float" office:value="0.05556">
            <text:p>0.05556</text:p>
          </table:table-cell>
          <table:table-cell table:style-name="ce3" office:value-type="float" office:value="0.04722">
            <text:p>0.04722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3389">
            <text:p>0.03389</text:p>
          </table:table-cell>
          <table:table-cell table:style-name="ce3" office:value-type="float" office:value="0.02889">
            <text:p>0.02889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2222">
            <text:p>0.02222</text:p>
          </table:table-cell>
          <table:table-cell table:style-name="ce3" office:value-type="float" office:value="0.02056">
            <text:p>0.02056</text:p>
          </table:table-cell>
          <table:table-cell table:style-name="ce3" office:value-type="float" office:value="0.02">
            <text:p>0.0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 s</text:p>
          </table:table-cell>
          <table:table-cell table:style-name="ce3" table:formula="of:= ( [.C11] + [.D11] ) / 2" office:value-type="float" office:value="0.06028">
            <text:p>0.06028</text:p>
          </table:table-cell>
          <table:table-cell table:style-name="ce3" table:formula="of:= ( [.D11] + [.E11] ) / 2" office:value-type="float" office:value="0.05139">
            <text:p>0.05139</text:p>
          </table:table-cell>
          <table:table-cell table:style-name="ce3" table:formula="of:= ( [.E11] + [.F11] ) / 2" office:value-type="float" office:value="0.04361">
            <text:p>0.04361</text:p>
          </table:table-cell>
          <table:table-cell table:style-name="ce3" table:formula="of:= ( [.F11] + [.G11] ) / 2" office:value-type="float" office:value="0.036945">
            <text:p>0.036945</text:p>
          </table:table-cell>
          <table:table-cell table:style-name="ce3" table:formula="of:= ( [.G11] + [.H11] ) / 2" office:value-type="float" office:value="0.03139">
            <text:p>0.03139</text:p>
          </table:table-cell>
          <table:table-cell table:style-name="ce3" table:formula="of:= ( [.H11] + [.I11] ) / 2" office:value-type="float" office:value="0.026945">
            <text:p>0.026945</text:p>
          </table:table-cell>
          <table:table-cell table:style-name="ce3" table:formula="of:= ( [.I11] + [.J11] ) / 2" office:value-type="float" office:value="0.02361">
            <text:p>0.02361</text:p>
          </table:table-cell>
          <table:table-cell table:style-name="ce3" table:formula="of:= ( [.J11] + [.K11] ) / 2" office:value-type="float" office:value="0.02139">
            <text:p>0.02139</text:p>
          </table:table-cell>
          <table:table-cell table:style-name="ce3" table:formula="of:= ( [.K11] + [.L11] ) / 2" office:value-type="float" office:value="0.02028">
            <text:p>0.02028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2" office:value-type="string">
            <text:p>axial velocity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 table:formula="of:=[.L3] * [.H3]" office:value-type="float" office:value="51.9174833269102">
            <text:p>51.9174833269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6" office:value-type="string">
            <text:p>Φ rotor min</text:p>
          </table:table-cell>
          <table:table-cell table:style-name="ce3" table:formula="of:= [.C13] / ( [.C10] * [.C11] )" office:value-type="float" office:value="0.266243504240565">
            <text:p>0.2662435042</text:p>
          </table:table-cell>
          <table:table-cell table:style-name="ce3" table:formula="of:= [.D13] / ( [.D10] * [.D11] )" office:value-type="float" office:value="0.311479981562936">
            <text:p>0.3114799816</text:p>
          </table:table-cell>
          <table:table-cell table:style-name="ce3" table:formula="of:= [.E13] / ( [.E10] * [.E11] )" office:value-type="float" office:value="0.366493599653467">
            <text:p>0.3664935997</text:p>
          </table:table-cell>
          <table:table-cell table:style-name="ce3" table:number-columns-repeated="7"/>
          <table:table-cell table:number-columns-repeated="1012"/>
        </table:table-row>
        <table:table-row table:style-name="ro3">
          <table:table-cell/>
          <table:table-cell table:style-name="ce6" office:value-type="string">
            <text:p>Φ stator min</text:p>
          </table:table-cell>
          <table:table-cell table:style-name="ce3" table:formula="of:= [.C13] / ( [.C10] * [.C12] )" office:value-type="float" office:value="0.287090706297889">
            <text:p>0.2870907063</text:p>
          </table:table-cell>
          <table:table-cell table:style-name="ce3" table:formula="of:= [.D13] / ( [.D10] * [.D12] )" office:value-type="float" office:value="0.336754772828113">
            <text:p>0.3367547728</text:p>
          </table:table-cell>
          <table:table-cell table:style-name="ce3" table:formula="of:= [.E13] / ( [.E10] * [.E12] )" office:value-type="float" office:value="0.396831638973555">
            <text:p>0.396831639</text:p>
          </table:table-cell>
          <table:table-cell table:style-name="ce3" table:number-columns-repeated="7"/>
          <table:table-cell table:number-columns-repeated="1012"/>
        </table:table-row>
        <table:table-row table:style-name="ro3">
          <table:table-cell/>
          <table:table-cell table:style-name="ce6" office:value-type="string">
            <text:p>Φ rotor max</text:p>
          </table:table-cell>
          <table:table-cell table:style-name="ce3" table:number-columns-repeated="10"/>
          <table:table-cell table:number-columns-repeated="1012"/>
        </table:table-row>
        <table:table-row table:style-name="ro3">
          <table:table-cell/>
          <table:table-cell table:style-name="ce6" office:value-type="string">
            <text:p>Φ stator max</text:p>
          </table:table-cell>
          <table:table-cell table:style-name="ce3" table:number-columns-repeated="10"/>
          <table:table-cell table:number-columns-repeated="1012"/>
        </table:table-row>
        <table:table-row table:style-name="ro1" table:number-rows-repeated="35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6">05/26/2024</text:date>, <text:time>15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5-26T15:56:21</dc:date>
    <meta:editing-duration>PT3H23M32S</meta:editing-duration>
    <meta:editing-cycles>31</meta:editing-cycles>
    <meta:document-statistic meta:table-count="3" meta:cell-count="100" meta:object-count="0"/>
  </office:meta>
</office:document-meta>
</file>